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a43da" officeooo:paragraph-rsid="000a43da" style:font-size-asian="15.75pt" style:font-size-complex="18pt"/>
    </style:style>
    <style:style style:name="P2" style:family="paragraph" style:parent-style-name="Standard">
      <style:text-properties fo:font-size="18pt" officeooo:rsid="000a43da" officeooo:paragraph-rsid="0014aa15" style:font-size-asian="15.75pt" style:font-size-complex="18pt"/>
    </style:style>
    <style:style style:name="P3" style:family="paragraph" style:parent-style-name="Standard">
      <style:text-properties fo:font-size="18pt" officeooo:rsid="000c16fc" officeooo:paragraph-rsid="000c16fc" style:font-size-asian="15.75pt" style:font-size-complex="18pt"/>
    </style:style>
    <style:style style:name="P4" style:family="paragraph" style:parent-style-name="Standard">
      <style:text-properties fo:font-size="18pt" officeooo:rsid="000c16fc" officeooo:paragraph-rsid="0014aa15" style:font-size-asian="15.75pt" style:font-size-complex="18pt"/>
    </style:style>
    <style:style style:name="P5" style:family="paragraph" style:parent-style-name="Standard">
      <style:text-properties fo:font-size="18pt" officeooo:rsid="000e0945" officeooo:paragraph-rsid="0014aa15" style:font-size-asian="15.75pt" style:font-size-complex="18pt"/>
    </style:style>
    <style:style style:name="P6" style:family="paragraph" style:parent-style-name="Standard">
      <style:text-properties fo:font-size="18pt" officeooo:rsid="000e1bbd" officeooo:paragraph-rsid="000e1bbd" style:font-size-asian="15.75pt" style:font-size-complex="18pt"/>
    </style:style>
    <style:style style:name="P7" style:family="paragraph" style:parent-style-name="Standard">
      <style:text-properties fo:font-size="18pt" style:text-underline-style="solid" style:text-underline-width="auto" style:text-underline-color="font-color" fo:font-weight="bold" officeooo:rsid="000a43da" officeooo:paragraph-rsid="000a43da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officeooo:rsid="00166aa4" officeooo:paragraph-rsid="00166aa4" style:font-size-asian="15.75pt" style:font-weight-asian="bold" style:font-size-complex="18pt" style:font-weight-complex="bold"/>
    </style:style>
    <style:style style:name="P9" style:family="paragraph" style:parent-style-name="Standard">
      <style:text-properties fo:font-size="18pt" style:text-underline-style="none" fo:font-weight="normal" officeooo:rsid="00166aa4" officeooo:paragraph-rsid="00166aa4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none" fo:font-weight="normal" officeooo:rsid="00166aa4" officeooo:paragraph-rsid="0017733f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8pt" officeooo:rsid="000c16fc" officeooo:paragraph-rsid="0014aa15" style:font-size-asian="15.75pt" style:font-size-complex="18pt"/>
    </style:style>
    <style:style style:name="P12" style:family="paragraph" style:parent-style-name="Standard">
      <style:text-properties fo:font-size="18pt" officeooo:rsid="000c16fc" officeooo:paragraph-rsid="001c0815" style:font-size-asian="15.75pt" style:font-size-complex="18pt"/>
    </style:style>
    <style:style style:name="P13" style:family="paragraph" style:parent-style-name="Standard">
      <style:text-properties fo:font-size="18pt" officeooo:rsid="000c16fc" officeooo:paragraph-rsid="0022b777" style:font-size-asian="15.75pt" style:font-size-complex="18pt"/>
    </style:style>
    <style:style style:name="P14" style:family="paragraph" style:parent-style-name="Standard">
      <style:text-properties fo:font-size="18pt" officeooo:rsid="001a70eb" officeooo:paragraph-rsid="001a70eb" style:font-size-asian="15.75pt" style:font-size-complex="18pt"/>
    </style:style>
    <style:style style:name="P15" style:family="paragraph" style:parent-style-name="Standard">
      <style:text-properties fo:font-size="18pt" officeooo:rsid="001a70eb" officeooo:paragraph-rsid="0025bd4d" style:font-size-asian="15.75pt" style:font-size-complex="18pt"/>
    </style:style>
    <style:style style:name="P16" style:family="paragraph" style:parent-style-name="Standard">
      <style:text-properties fo:font-size="18pt" officeooo:rsid="000a43da" officeooo:paragraph-rsid="001b5ed3" style:font-size-asian="15.75pt" style:font-size-complex="18pt"/>
    </style:style>
    <style:style style:name="P17" style:family="paragraph" style:parent-style-name="Standard">
      <style:text-properties fo:font-size="18pt" officeooo:rsid="0014aa15" officeooo:paragraph-rsid="000a43da" style:font-size-asian="15.75pt" style:font-size-complex="18pt"/>
    </style:style>
    <style:style style:name="P18" style:family="paragraph" style:parent-style-name="Standard">
      <style:text-properties fo:font-size="18pt" officeooo:rsid="00128605" officeooo:paragraph-rsid="00128605" style:font-size-asian="15.75pt" style:font-size-complex="18pt"/>
    </style:style>
    <style:style style:name="P19" style:family="paragraph" style:parent-style-name="Standard">
      <style:text-properties fo:font-size="18pt" officeooo:rsid="001cfb53" officeooo:paragraph-rsid="001cfb53" style:font-size-asian="15.75pt" style:font-size-complex="18pt"/>
    </style:style>
    <style:style style:name="P20" style:family="paragraph" style:parent-style-name="Standard">
      <style:text-properties fo:font-size="18pt" officeooo:rsid="00121b39" officeooo:paragraph-rsid="00121b39" style:font-size-asian="15.75pt" style:font-size-complex="18pt"/>
    </style:style>
    <style:style style:name="P21" style:family="paragraph" style:parent-style-name="Standard">
      <style:text-properties fo:font-size="18pt" officeooo:rsid="002126c9" officeooo:paragraph-rsid="002126c9" style:font-size-asian="15.75pt" style:font-size-complex="18pt"/>
    </style:style>
    <style:style style:name="P22" style:family="paragraph" style:parent-style-name="Standard">
      <style:text-properties fo:font-size="18pt" officeooo:rsid="0022b777" officeooo:paragraph-rsid="0022b777" style:font-size-asian="15.75pt" style:font-size-complex="18pt"/>
    </style:style>
    <style:style style:name="P23" style:family="paragraph" style:parent-style-name="Standard">
      <style:text-properties fo:font-size="18pt" officeooo:rsid="00240a8b" officeooo:paragraph-rsid="00240a8b" style:font-size-asian="15.75pt" style:font-size-complex="18pt"/>
    </style:style>
    <style:style style:name="P24" style:family="paragraph" style:parent-style-name="Standard">
      <style:text-properties fo:font-size="18pt" officeooo:rsid="0024cd58" officeooo:paragraph-rsid="0024cd58" style:font-size-asian="15.75pt" style:font-size-complex="18pt"/>
    </style:style>
    <style:style style:name="P25" style:family="paragraph" style:parent-style-name="Standard">
      <style:text-properties fo:font-size="18pt" officeooo:rsid="0025bd4d" officeooo:paragraph-rsid="0025bd4d" style:font-size-asian="15.75pt" style:font-size-complex="18pt"/>
    </style:style>
    <style:style style:name="P26" style:family="paragraph" style:parent-style-name="Standard">
      <style:text-properties fo:font-size="18pt" style:text-underline-style="solid" style:text-underline-width="auto" style:text-underline-color="font-color" fo:font-weight="bold" officeooo:rsid="001b5ed3" officeooo:paragraph-rsid="001b5ed3" style:font-size-asian="15.75pt" style:font-weight-asian="bold" style:font-size-complex="18pt" style:font-weight-complex="bold"/>
    </style:style>
    <style:style style:name="P27" style:family="paragraph" style:parent-style-name="Standard">
      <style:text-properties style:text-line-through-style="none" style:text-line-through-type="none" fo:font-size="18pt" style:text-underline-style="solid" style:text-underline-width="auto" style:text-underline-color="font-color" fo:font-weight="bold" officeooo:rsid="000a43da" officeooo:paragraph-rsid="0022b777" style:font-size-asian="15.75pt" style:font-weight-asian="bold" style:font-size-complex="18pt" style:font-weight-complex="bold"/>
    </style:style>
    <style:style style:name="T1" style:family="text">
      <style:text-properties officeooo:rsid="000c16fc"/>
    </style:style>
    <style:style style:name="T2" style:family="text">
      <style:text-properties officeooo:rsid="000e1bbd"/>
    </style:style>
    <style:style style:name="T3" style:family="text">
      <style:text-properties officeooo:rsid="0014aa15"/>
    </style:style>
    <style:style style:name="T4" style:family="text">
      <style:text-properties officeooo:rsid="00198d50"/>
    </style:style>
    <style:style style:name="T5" style:family="text">
      <style:text-properties officeooo:rsid="001c0815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c0815"/>
    </style:style>
    <style:style style:name="T8" style:family="text">
      <style:text-properties style:text-underline-style="solid" style:text-underline-width="auto" style:text-underline-color="font-color" officeooo:rsid="0022b777"/>
    </style:style>
    <style:style style:name="T9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line-through-style="none" style:text-line-through-type="none" style:text-underline-style="solid" style:text-underline-width="auto" style:text-underline-color="font-color" fo:font-weight="bold" officeooo:rsid="000a43da" style:font-weight-asian="bold" style:font-weight-complex="bold"/>
    </style:style>
    <style:style style:name="T11" style:family="text">
      <style:text-properties officeooo:rsid="0022b777"/>
    </style:style>
    <style:style style:name="T12" style:family="text">
      <style:text-properties officeooo:rsid="0025bd4d"/>
    </style:style>
    <style:style style:name="T13" style:family="text">
      <style:text-properties officeooo:rsid="00271a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ubrique</text:p>
      <text:p text:style-name="P1"><text:span text:style-name="T6">id_rubrique</text:span><text:tab/><text:tab/><text:tab/><text:tab/><text:tab/><text:span text:style-name="T3">COUNTER</text:span></text:p>
      <text:p text:style-name="P1">libelle_court<text:tab/><text:tab/><text:tab/><text:tab/><text:tab/>Varchar(30)</text:p>
      <text:p text:style-name="P1">libelle<text:tab/><text:tab/><text:tab/><text:tab/><text:tab/><text:tab/>Varchar(100)</text:p>
      <text:p text:style-name="P1">image<text:tab/><text:tab/><text:tab/><text:tab/><text:tab/><text:tab/>Varchar(100)</text:p>
      <text:p text:style-name="P1"/>
      <text:p text:style-name="P1"/>
      <text:p text:style-name="P7">sous_rubrique</text:p>
      <text:p text:style-name="P2"><text:span text:style-name="T6">id_rubrique</text:span><text:tab/><text:tab/><text:tab/><text:tab/><text:tab/><text:span text:style-name="T3">COUNTER</text:span></text:p>
      <text:p text:style-name="P1">libelle_court<text:tab/><text:tab/><text:tab/><text:tab/><text:tab/>Varchar(30)</text:p>
      <text:p text:style-name="P1">libelle<text:tab/><text:tab/><text:tab/><text:tab/><text:tab/><text:tab/>Varchar(100)</text:p>
      <text:p text:style-name="P1">image<text:tab/><text:tab/><text:tab/><text:tab/><text:tab/><text:tab/>Varchar(100)</text:p>
      <text:p text:style-name="P12"/>
      <text:p text:style-name="P12"/>
      <text:p text:style-name="P26">Article</text:p>
      <text:p text:style-name="P16"><text:span text:style-name="T6">id_</text:span><text:span text:style-name="T7">article</text:span><text:span text:style-name="T6"><text:tab/></text:span><text:tab/><text:tab/><text:tab/><text:tab/><text:tab/><text:span text:style-name="T3">COUNTER</text:span></text:p>
      <text:p text:style-name="P16">libelle_court<text:tab/><text:tab/><text:tab/><text:tab/><text:tab/>Varchar(30)</text:p>
      <text:p text:style-name="P16">libelle<text:tab/><text:tab/><text:tab/><text:tab/><text:tab/><text:tab/>Varchar(100)</text:p>
      <text:p text:style-name="P16">image<text:tab/><text:tab/><text:tab/><text:tab/><text:tab/><text:tab/>Varchar(100)</text:p>
      <text:p text:style-name="P16">prix_HT<text:tab/><text:tab/><text:tab/><text:tab/><text:tab/><text:tab/>Décimal(10,2)</text:p>
      <text:p text:style-name="P1"/>
      <text:p text:style-name="P8">fournisseur</text:p>
      <text:p text:style-name="P9"><text:span text:style-name="T6">numéro_fournisseur</text:span><text:tab/><text:tab/><text:tab/>Varchar(20)</text:p>
      <text:p text:style-name="P9">nom<text:tab/><text:tab/><text:tab/><text:tab/><text:tab/><text:tab/><text:tab/><text:span text:style-name="T1">Varchar(50)</text:span></text:p>
      <text:p text:style-name="P9">adresse<text:tab/><text:tab/><text:tab/><text:tab/><text:tab/><text:tab/><text:span text:style-name="T1">Varchar(200)</text:span></text:p>
      <text:p text:style-name="P9">pays<text:tab/><text:tab/><text:tab/><text:tab/><text:tab/><text:tab/><text:tab/><text:span text:style-name="T1">Varchar(30)</text:span></text:p>
      <text:p text:style-name="P9">ville<text:tab/><text:tab/><text:tab/><text:tab/><text:tab/><text:tab/><text:tab/><text:span text:style-name="T1">Varchar(50)</text:span></text:p>
      <text:p text:style-name="P10">téléphone<text:tab/><text:tab/><text:tab/><text:tab/><text:tab/><text:tab/><text:span text:style-name="T1">Varchar(20)</text:span></text:p>
      <text:p text:style-name="P10">code postal<text:tab/><text:tab/><text:tab/><text:tab/><text:tab/><text:span text:style-name="T1">Varchar(20)</text:span></text:p>
      <text:p text:style-name="P9"/>
      <text:p text:style-name="P27">utilisateur</text:p>
      <text:p text:style-name="P13"><text:span text:style-name="T6">id_utilisateur</text:span><text:tab/><text:tab/><text:tab/><text:tab/><text:tab/><text:span text:style-name="T3">COUNTER</text:span></text:p>
      <text:p text:style-name="P13">nom<text:tab/><text:tab/><text:tab/><text:tab/><text:tab/><text:tab/><text:tab/>Varchar(50)</text:p>
      <text:p text:style-name="P13">prénom<text:tab/><text:tab/><text:tab/><text:tab/><text:tab/><text:tab/>Varchar(50)</text:p>
      <text:p text:style-name="P13">mail<text:tab/><text:tab/><text:tab/><text:tab/><text:tab/><text:tab/><text:tab/>Varchar(100)</text:p>
      <text:p text:style-name="P13"><text:soft-page-break/>adresse<text:tab/><text:tab/><text:tab/><text:tab/><text:tab/><text:tab/>Varchar(<text:span text:style-name="T4">1</text:span>00)</text:p>
      <text:p text:style-name="P13">code_postal<text:tab/><text:tab/><text:tab/><text:tab/><text:tab/>Varchar(20)</text:p>
      <text:p text:style-name="P13">pays<text:tab/><text:tab/><text:tab/><text:tab/><text:tab/><text:tab/><text:tab/>Varchar(30)</text:p>
      <text:p text:style-name="P13">ville<text:tab/><text:tab/><text:tab/><text:tab/><text:tab/><text:tab/><text:tab/>Varchar(50)</text:p>
      <text:p text:style-name="P13">Téléphone<text:tab/><text:tab/><text:tab/><text:tab/><text:tab/>Varchar(20)</text:p>
      <text:p text:style-name="P13">mot_de_passe<text:tab/><text:tab/><text:tab/><text:tab/><text:tab/>Varchar(300)</text:p>
      <text:p text:style-name="P23">reduction<text:tab/><text:tab/><text:tab/><text:tab/><text:tab/><text:tab/>Décimale(5,2)</text:p>
      <text:p text:style-name="P13"><text:span text:style-name="T10"/></text:p>
      <text:p text:style-name="P22"><text:span text:style-name="T10">p</text:span><text:span text:style-name="T9">ersonnel</text:span></text:p>
      <text:p text:style-name="P13"><text:span text:style-name="T8">matricule_personnel</text:span><text:tab/><text:tab/><text:tab/><text:span text:style-name="T11">Varchar(30)</text:span></text:p>
      <text:p text:style-name="P13">nom<text:tab/><text:tab/><text:tab/><text:tab/><text:tab/><text:tab/><text:tab/>Varchar(50)</text:p>
      <text:p text:style-name="P13">prénom<text:tab/><text:tab/><text:tab/><text:tab/><text:tab/><text:tab/>Varchar(50)</text:p>
      <text:p text:style-name="P13">mail<text:tab/><text:tab/><text:tab/><text:tab/><text:tab/><text:tab/><text:tab/>Varchar(100)</text:p>
      <text:p text:style-name="P13">adresse<text:tab/><text:tab/><text:tab/><text:tab/><text:tab/><text:tab/>Varchar(<text:span text:style-name="T4">1</text:span>00)</text:p>
      <text:p text:style-name="P13">code_postal<text:tab/><text:tab/><text:tab/><text:tab/><text:tab/>Varchar(20)</text:p>
      <text:p text:style-name="P13">Téléphone<text:tab/><text:tab/><text:tab/><text:tab/><text:tab/>Varchar(20)</text:p>
      <text:p text:style-name="P13">mot_de_passe<text:tab/><text:tab/><text:tab/><text:tab/><text:tab/>Varchar(300)</text:p>
      <text:p text:style-name="P13">Role<text:tab/><text:tab/><text:tab/><text:tab/><text:tab/><text:tab/><text:tab/>Varchar(30)</text:p>
      <text:p text:style-name="P24">service<text:tab/><text:tab/><text:tab/><text:tab/><text:tab/><text:tab/>Varchar(20)</text:p>
      <text:p text:style-name="P1"/>
      <text:p text:style-name="P7">commande</text:p>
      <text:p text:style-name="P4"><text:span text:style-name="T6">id_commande</text:span><text:tab/><text:tab/><text:tab/><text:tab/><text:tab/><text:span text:style-name="T3">COUNTER</text:span></text:p>
      <text:p text:style-name="P14">date_commande<text:tab/><text:tab/><text:tab/><text:tab/>DATE</text:p>
      <text:p text:style-name="P15">montant_total_<text:span text:style-name="T12">HT</text:span><text:tab/><text:tab/><text:tab/><text:tab/>Décimal(11,2)</text:p>
      <text:p text:style-name="P15">montant_total_<text:span text:style-name="T12">TTC</text:span><text:tab/><text:tab/><text:tab/>Décimal(11,2)</text:p>
      <text:p text:style-name="P6">nombre_<text:span text:style-name="T13">article</text:span><text:tab/><text:tab/><text:tab/><text:tab/>INT</text:p>
      <text:p text:style-name="P25">Tva<text:tab/><text:tab/><text:tab/><text:tab/><text:tab/><text:tab/><text:tab/>Décimal(5,2)</text:p>
      <text:p text:style-name="P1"/>
      <text:p text:style-name="P1"/>
      <text:p text:style-name="P1"/>
      <text:p text:style-name="P7">facture</text:p>
      <text:p text:style-name="P5"><text:span text:style-name="T6">id_facture</text:span><text:tab/><text:tab/><text:tab/><text:tab/><text:tab/><text:span text:style-name="T3">COUNTER</text:span></text:p>
      <text:p text:style-name="P18">etat_facture<text:tab/><text:tab/><text:tab/><text:tab/><text:tab/>Varchar(20)</text:p>
      <text:p text:style-name="P19">moyen_paiement<text:tab/><text:tab/><text:tab/><text:tab/>Varchar(20)</text:p>
      <text:p text:style-name="P21">adresse_facturation<text:tab/><text:tab/><text:tab/><text:tab/>Varchar(100)</text:p>
      <text:p text:style-name="P1"><text:soft-page-break/></text:p>
      <text:p text:style-name="P7">livraison</text:p>
      <text:p text:style-name="P5"><text:span text:style-name="T6">id_livraison</text:span><text:tab/><text:tab/><text:tab/><text:tab/><text:tab/><text:span text:style-name="T3">COUNTER</text:span></text:p>
      <text:p text:style-name="P20">etat_livraison<text:tab/><text:tab/><text:tab/><text:tab/><text:tab/>Varchar(20)</text:p>
      <text:p text:style-name="P21">adresse_livraison<text:tab/><text:tab/><text:tab/><text:tab/>Varchar(100)</text:p>
      <text:p text:style-name="P1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3:15:38.904362602</meta:creation-date>
    <dc:date>2024-04-23T14:47:25.943223975</dc:date>
    <meta:editing-duration>PT2H33M35S</meta:editing-duration>
    <meta:editing-cycles>26</meta:editing-cycles>
    <meta:generator>LibreOffice/7.3.7.2$Linux_X86_64 LibreOffice_project/30$Build-2</meta:generator>
    <meta:document-statistic meta:table-count="0" meta:image-count="0" meta:object-count="0" meta:page-count="3" meta:paragraph-count="63" meta:word-count="118" meta:character-count="1463" meta:non-whitespace-character-count="1166"/>
  </office:meta>
</office:document-meta>
</file>